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/>
    </style:style>
    <style:style style:name="P2" style:family="paragraph" style:parent-style-name="Heading_20_2">
      <style:text-properties style:text-underline-style="solid" style:text-underline-width="auto" style:text-underline-color="font-color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Holyspirit : Crédits</text:h>
      <text:h text:style-name="P3" text:outline-level="1"/>
      <text:h text:style-name="P2" text:outline-level="2">Project manager :</text:h>
      <text:p text:style-name="Text_20_body">Gregouar</text:p>
      <text:h text:style-name="P2" text:outline-level="2">Team manager :</text:h>
      <text:p text:style-name="Text_20_body">Killpatate</text:p>
      <text:h text:style-name="P2" text:outline-level="2">Game designer :</text:h>
      <text:p text:style-name="Text_20_body">Bravach</text:p>
      <text:h text:style-name="P2" text:outline-level="2">Level designer :</text:h>
      <text:p text:style-name="P1">Gregouar</text:p>
      <text:h text:style-name="P2" text:outline-level="2">Programmer :</text:h>
      <text:p text:style-name="P1">Gregouar</text:p>
      <text:h text:style-name="P2" text:outline-level="2">Artworks :</text:h>
      <text:p text:style-name="P1">Bravach</text:p>
      <text:p text:style-name="P1">Gregouar</text:p>
      <text:p text:style-name="P1">Killpatate</text:p>
      <text:p text:style-name="P1"/>
      <text:h text:style-name="P2" text:outline-level="2">2D Artists :</text:h>
      <text:p text:style-name="P1">Akrib</text:p>
      <text:p text:style-name="P1">Bravach</text:p>
      <text:p text:style-name="P1">Midnightson</text:p>
      <text:p text:style-name="P1"/>
      <text:h text:style-name="P2" text:outline-level="2">3D Artists :</text:h>
      <text:p text:style-name="Text_20_body">Akuma</text:p>
      <text:p text:style-name="Text_20_body">Bravach</text:p>
      <text:p text:style-name="Text_20_body">Killpatate</text:p>
      <text:p text:style-name="Text_20_body"/>
      <text:h text:style-name="P2" text:outline-level="2"><text:soft-page-break/>Sound designer :</text:h>
      <text:p text:style-name="Text_20_body">Akuma</text:p>
      <text:h text:style-name="P2" text:outline-level="2">Music designer :</text:h>
      <text:p text:style-name="P1">Mecano</text:p>
      <text:p text:style-name="P1">Spotline</text:p>
      <text:h text:style-name="P2" text:outline-level="2">Web designer :</text:h>
      <text:p text:style-name="Text_20_body">Killpatate</text:p>
      <text:p text:style-name="Text_20_body"/>
      <text:h text:style-name="P2" text:outline-level="2">Game difficulty balancing :</text:h>
      <text:p text:style-name="Text_20_body">Xim</text:p>
      <text:h text:style-name="P2" text:outline-level="2">Helpers :</text:h>
      <text:p text:style-name="P1">Daru 13</text:p>
      <text:p text:style-name="Text_20_body">Schnafon</text:p>
      <text:p text:style-name="Text_20_body">Trash Pizza</text:p>
      <text:h text:style-name="P2" text:outline-level="2">Alpha-Tester :</text:h>
      <text:p text:style-name="P1">Bananios</text:p>
      <text:p text:style-name="P1">Darktib</text:p>
      <text:p text:style-name="P1">Didux</text:p>
      <text:p text:style-name="P1">Gavos</text:p>
      <text:p text:style-name="P1">King Kadelfek</text:p>
      <text:p text:style-name="P1">Supermael</text:p>
      <text:p text:style-name="P1">Syltech</text:p>
      <text:p text:style-name="P1"/>
      <text:h text:style-name="P2" text:outline-level="2">Special Thanks to :</text:h>
      <text:p text:style-name="P1">Mod and The GameCorp community, for their supports and help (<text:a xlink:type="simple" xlink:href="http://www.game-corp.net/">http://www.game-corp.net/</text:a>).</text:p>
      <text:p text:style-name="P1"/>
      <text:p text:style-name="P1">Laurent , for his SFML libraries (<text:a xlink:type="simple" xlink:href="http://www.sfml-dev.org/">http://www.sfml-dev.org/</text:a>)</text:p>
      <text:p text:style-name="P1"/>
      <text:p text:style-name="P1">Freesound (<text:a xlink:type="simple" xlink:href="http://freesound.org/">http://freesound.org/</text:a>)</text:p>
      <text:p text:style-name="P1"/>
      <text:p text:style-name="P1">Site du zéro (<text:a xlink:type="simple" xlink:href="http://www.siteduzero.com/">http://www.siteduzero.com/</text:a>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4M53S</meta:editing-duration>
    <meta:editing-cycles>53</meta:editing-cycles>
    <meta:generator>OpenOffice.org/3.1$Win32 OpenOffice.org_project/310m11$Build-9399</meta:generator>
    <dc:date>2010-02-07T13:30:04.60</dc:date>
    <dc:creator>Corentin Naisse</dc:creator>
    <meta:document-statistic meta:table-count="0" meta:image-count="0" meta:object-count="0" meta:page-count="2" meta:paragraph-count="49" meta:word-count="102" meta:character-count="687"/>
    <meta:user-defined meta:name="Info 1"/>
    <meta:user-defined meta:name="Info 2"/>
    <meta:user-defined meta:name="Info 3"/>
    <meta:user-defined meta:name="Info 4"/>
  </office:meta>
</office:document-meta>
</file>